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6.68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ee4c" officeooo:paragraph-rsid="0019ee4c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9ee4c" officeooo:paragraph-rsid="0019ee4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9ee4c" officeooo:paragraph-rsid="001ba5bd" style:font-weight-asian="bold" style:font-weight-complex="bold"/>
    </style:style>
    <style:style style:name="P4" style:family="paragraph" style:parent-style-name="Table_20_Contents">
      <style:text-properties officeooo:rsid="0019ee4c" officeooo:paragraph-rsid="0019ee4c"/>
    </style:style>
    <style:style style:name="P5" style:family="paragraph" style:parent-style-name="Table_20_Contents">
      <style:text-properties officeooo:rsid="0019ee4c" officeooo:paragraph-rsid="001ba5bd"/>
    </style:style>
    <style:style style:name="P6" style:family="paragraph" style:parent-style-name="Table_20_Contents" style:list-style-name="L1">
      <style:text-properties officeooo:rsid="0019ee4c" officeooo:paragraph-rsid="0019ee4c"/>
    </style:style>
    <style:style style:name="P7" style:family="paragraph" style:parent-style-name="Table_20_Contents" style:list-style-name="L1">
      <style:text-properties officeooo:rsid="0019ee4c" officeooo:paragraph-rsid="001ba5bd"/>
    </style:style>
    <style:style style:name="P8" style:family="paragraph" style:parent-style-name="Table_20_Contents" style:list-style-name="L1">
      <style:text-properties officeooo:rsid="001ba5bd" officeooo:paragraph-rsid="001ba5bd"/>
    </style:style>
    <style:style style:name="P9" style:family="paragraph" style:parent-style-name="Table_20_Contents" style:list-style-name="L1">
      <style:text-properties style:text-position="0% 100%" officeooo:rsid="0019ee4c" officeooo:paragraph-rsid="001c7c9e"/>
    </style:style>
    <style:style style:name="P10" style:family="paragraph" style:parent-style-name="Table_20_Contents" style:list-style-name="L1">
      <style:text-properties style:text-position="0% 100%" officeooo:rsid="001ba5bd" officeooo:paragraph-rsid="001c7c9e"/>
    </style:style>
    <style:style style:name="P11" style:family="paragraph" style:parent-style-name="Table_20_Contents" style:list-style-name="L1">
      <style:text-properties style:text-position="0% 100%" officeooo:rsid="001cf4b8" officeooo:paragraph-rsid="001cf4b8"/>
    </style:style>
    <style:style style:name="P12" style:family="paragraph" style:parent-style-name="Table_20_Contents" style:list-style-name="L1">
      <style:text-properties officeooo:rsid="001dfbd0" officeooo:paragraph-rsid="001dfbd0"/>
    </style:style>
    <style:style style:name="T1" style:family="text">
      <style:text-properties officeooo:rsid="001ba5bd"/>
    </style:style>
    <style:style style:name="T2" style:family="text">
      <style:text-properties officeooo:rsid="001c7c9e"/>
    </style:style>
    <style:style style:name="T3" style:family="text">
      <style:text-properties officeooo:rsid="001cc3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chteaufstellung</text:h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Element (+Hierarchie)</text:p>
          </table:table-cell>
        </table:table-row>
        <table:table-row>
          <table:table-cell table:style-name="Table1.A2" office:value-type="string">
            <text:list xml:id="list2514495021838985497" text:style-name="L1">
              <text:list-item>
                <text:p text:style-name="P6">locations.view</text:p>
                <text:list>
                  <text:list-item>
                    <text:p text:style-name="P8">locations.view.[obj]</text:p>
                  </text:list-item>
                  <text:list-item>
                    <text:p text:style-name="P7">locations.edit</text:p>
                    <text:list>
                      <text:list-item>
                        <text:p text:style-name="P7">locations.<text:span text:style-name="T1">edit.</text:span>add</text:p>
                      </text:list-item>
                      <text:list-item>
                        <text:p text:style-name="P8">locations.edit.[obj]</text:p>
                      </text:list-item>
                      <text:list-item>
                        <text:p text:style-name="P8">locations.edit.logo</text:p>
                        <text:list>
                          <text:list-item>
                            <text:p text:style-name="P8">locations.edit.logo.[obj]</text:p>
                          </text:list-item>
                        </text:list>
                      </text:list-item>
                      <text:list-item>
                        <text:p text:style-name="P8">locations.edit.name</text:p>
                        <text:list>
                          <text:list-item>
                            <text:p text:style-name="P8">locations.edit.name.[obj]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locations.remove</text:p>
                  </text:list-item>
                  <text:list-item>
                    <text:p text:style-name="P7">locations.remove.<text:span text:style-name="T1">[obj]</text:span>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list xml:id="list112938981617312" text:continue-numbering="true" text:style-name="L1">
              <text:list-item>
                <text:p text:style-name="P8">user<text:span text:style-name="T2">s</text:span>.view</text:p>
                <text:list>
                  <text:list-item>
                    <text:p text:style-name="P8">user<text:span text:style-name="T3">s</text:span>.view.[obj]</text:p>
                  </text:list-item>
                  <text:list-item>
                    <text:p text:style-name="P9">users.edit</text:p>
                    <text:list>
                      <text:list-item>
                        <text:p text:style-name="P9">users.<text:span text:style-name="T1">edit.</text:span>add</text:p>
                      </text:list-item>
                      <text:list-item>
                        <text:p text:style-name="P10">users.edit.[obj]</text:p>
                      </text:list-item>
                      <text:list-item>
                        <text:p text:style-name="P10">users.edit.logo</text:p>
                        <text:list>
                          <text:list-item>
                            <text:p text:style-name="P10">users.edit.logo.[obj]</text:p>
                          </text:list-item>
                        </text:list>
                      </text:list-item>
                      <text:list-item>
                        <text:p text:style-name="P10">users.edit.name</text:p>
                        <text:list>
                          <text:list-item>
                            <text:p text:style-name="P10">users.edit.name.[obj]</text:p>
                          </text:list-item>
                        </text:list>
                      </text:list-item>
                      <text:list-item>
                        <text:p text:style-name="P11">users.edit.permissions</text:p>
                      </text:list-item>
                    </text:list>
                  </text:list-item>
                  <text:list-item>
                    <text:p text:style-name="P9">users.remove</text:p>
                  </text:list-item>
                  <text:list-item>
                    <text:p text:style-name="P9">users.remove.<text:span text:style-name="T1">[obj]</text:span>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list xml:id="list112938962678866" text:continue-numbering="true" text:style-name="L1">
              <text:list-item>
                <text:p text:style-name="P12">settings.view</text:p>
                <text:list>
                  <text:list-item>
                    <text:p text:style-name="P12">settings.view.[obj]</text:p>
                  </text:list-item>
                  <text:list-item>
                    <text:p text:style-name="P12">settings.edit</text:p>
                    <text:list>
                      <text:list-item>
                        <text:p text:style-name="P12">settings.edit.exit</text:p>
                      </text:list-item>
                      <text:list-item>
                        <text:p text:style-name="P12">settings.edit.host</text:p>
                      </text:list-item>
                      <text:list-item>
                        <text:p text:style-name="P12">settings.edit.name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10:56:34.948541050</meta:creation-date>
    <dc:date>2015-07-20T11:29:38.638782205</dc:date>
    <meta:editing-duration>PT32M56S</meta:editing-duration>
    <meta:editing-cycles>6</meta:editing-cycles>
    <meta:generator>LibreOffice/4.4.2.2$Linux_X86_64 LibreOffice_project/40m0$Build-2</meta:generator>
    <meta:document-statistic meta:table-count="1" meta:image-count="0" meta:object-count="0" meta:page-count="1" meta:paragraph-count="31" meta:word-count="61" meta:character-count="568" meta:non-whitespace-character-count="567"/>
  </office:meta>
</office:document-meta>
</file>